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break-before="page" table:align="margins"/>
    </style:style>
    <style:style style:name="Tabela1.A" style:family="table-column">
      <style:table-column-properties style:column-width="8.255cm" style:rel-column-width="32767*"/>
    </style:style>
    <style:style style:name="Tabela1.B" style:family="table-column">
      <style:table-column-properties style:column-width="8.25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officeooo:paragraph-rsid="0018bfc8"/>
    </style:style>
    <style:style style:name="P4" style:family="paragraph" style:parent-style-name="Preformatted_20_Text">
      <style:paragraph-properties fo:text-align="center" style:justify-single-word="false"/>
      <style:text-properties officeooo:rsid="0018bfc8" officeooo:paragraph-rsid="0018bfc8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urier New" fo:font-size="10pt" fo:font-weight="normal" officeooo:paragraph-rsid="001a28ac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ourier New" fo:font-size="10pt" fo:font-weight="normal" officeooo:rsid="001a28ac" officeooo:paragraph-rsid="001a28ac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32pt" style:font-name-asian="Courier New" style:font-size-asian="32pt" style:font-name-complex="Courier New" style:font-size-complex="32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0pt" officeooo:rsid="001a28ac" officeooo:paragraph-rsid="001a28ac" style:font-name-asian="Courier New" style:font-size-asian="10pt" style:font-name-complex="Courier New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officeooo:rsid="001a87d3" officeooo:paragraph-rsid="001a87d3" style:font-name-asian="Courier New" style:font-size-asian="10pt" style:font-name-complex="Courier New" style:font-size-complex="10pt"/>
    </style:style>
    <style:style style:name="P11" style:family="paragraph" style:parent-style-name="First_20_paragraph">
      <style:text-properties fo:font-weight="bold" style:font-weight-asian="bold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officeooo:paragraph-rsid="001c4dfb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officeooo:paragraph-rsid="001cfa5a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officeooo:paragraph-rsid="001c03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3be"/>
    </style:style>
    <style:style style:name="T3" style:family="text">
      <style:text-properties officeooo:rsid="001c4dfb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TA DA ASSEMBLEIA GERAL EXTRAORDINARIA DO LABORATÓRIO BRASILEIRO DE CULTURA DIGITAL</text:h>
      <text:h text:style-name="Heading_20_2" text:outline-level="2">REALIZADA EM 23 DE DEZEMBRO DE 2012.</text:h>
      <text:h text:style-name="Heading_20_3" text:outline-level="3">LOCAL, DIA E HORA</text:h>
      <text:p text:style-name="First_20_paragraph">Ao vigésimo terceiro dia do mês de dezembro de 2012, as 23h55, na Rua Vitorino Carmilo, 459 - Santa Cecília, São Paulo - SP, CEP 01153-000, reuniu-se a Assembléia Geral Extraordinária do Laboratório Brasileiro de Cultura Digital, regularmente convocada para deliberar a seguinte pauta:</text:p>
      <text:list xml:id="list1373728766" text:style-name="L1">
        <text:list-item>
          <text:p text:style-name="P12">Comunicar a aprovação pela Diretoria dos pedidos de renúncia formalmente apresentadas pelas Associadas Mariana Di Stella Piazzolla e Marcio Tadeu Lozano.</text:p>
        </text:list-item>
        <text:list-item>
          <text:p text:style-name="P12">Consolidação do Quadro de Associados.</text:p>
        </text:list-item>
        <text:list-item>
          <text:p text:style-name="P12">Deliberar sobre a destituição da atual Diretoria e do Conselho Fiscal.</text:p>
        </text:list-item>
        <text:list-item>
          <text:p text:style-name="P12">Eleger nova Diretoria e novo Conselho Fiscal.</text:p>
        </text:list-item>
      </text:list>
      <text:h text:style-name="Heading_20_3" text:outline-level="3">PRESENTES</text:h>
      <text:p text:style-name="First_20_paragraph">A reunião foi aberta, em segunda chamada, com a presença dos seguintes Associados:</text:p>
      <text:list xml:id="list1016816152" text:style-name="L2">
        <text:list-item>
          <text:p text:style-name="P14"><text:span text:style-name="T1">Rodrigo Tarchiani Savazoni</text:span>, brasileiro, casado, jornalista, maior, portador da cédula de identidade no 25.106.810-9/SSP-SP e CPF 223.625.668-03, residente e domiciliad<text:span text:style-name="T3">o</text:span> na cidade de <text:span text:style-name="T2">Santos/SP à Av Epitácio Pessoa, 674 apto 33 - Ponta da Praia – CEP 11030-602;</text:span></text:p>
        </text:list-item>
        <text:list-item>
          <text:p text:style-name="P13"><text:span text:style-name="T1">Pedro</text:span><text:span text:style-name="T1"> </text:span><text:span text:style-name="T1">Cobbett</text:span><text:span text:style-name="T1"> </text:span><text:span text:style-name="T1">Stael</text:span><text:span text:style-name="T1"> </text:span><text:span text:style-name="T1">Markun</text:span>, brasileiro, solteiro, hacker, maior, portador da cédula de identidade no 5.513.644-3/SSP-SC e CPF no 049.031.699-95, residente e domiciliado na cidade de São Paulo - SP à Av. São Luis, 268 - Republica - CEP 01046-000;</text:p>
        </text:list-item>
        <text:list-item>
          <text:p text:style-name="P13"><text:span text:style-name="T1">Daniela</text:span><text:span text:style-name="T1"> </text:span><text:span text:style-name="T1">Bezerra</text:span><text:span text:style-name="T1"> </text:span><text:span text:style-name="T1">da</text:span><text:span text:style-name="T1"> </text:span><text:span text:style-name="T1">Silva</text:span>, brasileira, solteira, jornalista, maior, portadora da cédula de identidade no 35.912.238-3/SSP-SP e CPF no 358.180.908-76, residente e domiciliada na cidade de São Paulo-SP, à rua São Florêncio, 1345 - Penha - CEP 03733-020;</text:p>
        </text:list-item>
        <text:list-item>
          <text:p text:style-name="P13"><text:span text:style-name="T1">Carlos</text:span><text:span text:style-name="T1"> </text:span><text:span text:style-name="T1">Tabaosa</text:span><text:span text:style-name="T1"> </text:span><text:span text:style-name="T1">Saragga</text:span><text:span text:style-name="T1"> </text:span><text:span text:style-name="T1">Seabra</text:span>, português, casado, editor, maior, portador da cédula de identidade no 12982474-4 SSP/SP, e CPF no 010.209.238-90, residente e domiciliado na cidade de São Paulo-SP, à rua Tupi, 326 - CEP 01233-000</text:p>
        </text:list-item>
        <text:list-item>
          <text:p text:style-name="P13"><text:span text:style-name="T1">Andre</text:span><text:span text:style-name="T1"> </text:span><text:span text:style-name="T1">Deak</text:span><text:span text:style-name="T1"> </text:span><text:span text:style-name="T1">Alonso</text:span>, brasileiro, casado, pós-jornalista, maior, portador da cédula de identidade no 28 873 241-8/SSP-SP e CPF no 265.777.298-67, residente e domiciliado na cidade de São Paulo-SP, rua Haddock Lobo 180 ap 161 - Cerqueira Cesar CEP 01414-000;</text:p>
        </text:list-item>
        <text:list-item>
          <text:p text:style-name="P15"><text:span text:style-name="T1">Lia Rangel Cortes</text:span>, brasileira, casada, jornalista, portadora da cédula de identidade no 6342142-1/SSP-PR e CPF 266.918.208-94 residente e domiciliada na cidade de <text:span text:style-name="T2">Santos/SP à Av Epitácio Pessoa, 674 apto 33 - Ponta da Praia – CEP 11030-602;</text:span></text:p>
        </text:list-item>
        <text:list-item>
          <text:p text:style-name="P13"><text:span text:style-name="T1">Breno</text:span><text:span text:style-name="T1"> </text:span><text:span text:style-name="T1">Gimenez</text:span><text:span text:style-name="T1"> </text:span><text:span text:style-name="T1">de</text:span><text:span text:style-name="T1"> </text:span><text:span text:style-name="T1">Castro</text:span><text:span text:style-name="T1"> </text:span><text:span text:style-name="T1">Alves</text:span>, brasileiro, solteiro, jornalista, portador da cédula de identidade no 4355197-7 e CPF 004.155.149-95, residente e domiciliado na cidade de São Paulo à rua Margarita Castorino Alves de Proença, no 219 - Butantã;</text:p>
        </text:list-item>
        <text:list-item>
          <text:p text:style-name="P13"><text:soft-page-break/><text:span text:style-name="T1">Leonardo</text:span><text:span text:style-name="T1"> </text:span><text:span text:style-name="T1">Barbosa</text:span><text:span text:style-name="T1"> </text:span><text:span text:style-name="T1">Germani</text:span>, brasileiro, solteiro, empresário, maior, portador da célula de identidade no 27.548.313-7/SSP-SP e CPF no 293.300.318-21, residente e domiciliado na cidade de Sâo Paulo-SP à rua Barão de Tatuí, 245 ap 51 - Vila Buarque - CEP 01226-030;</text:p>
        </text:list-item>
        <text:list-item>
          <text:p text:style-name="P13"><text:span text:style-name="T1">Felipe</text:span><text:span text:style-name="T1"> </text:span><text:span text:style-name="T1">Meyer</text:span><text:span text:style-name="T1"> </text:span><text:span text:style-name="T1">de</text:span><text:span text:style-name="T1"> </text:span><text:span text:style-name="T1">Souza</text:span>, brasileiro, casado, professor, maior, portador da cédula de identidade no. 3.913.317/SSP-SC e CPF no. 004155149-40, residente e domiciliado na cidade de Florianópolis-SC, à Rua Fulvio Aducci, 616, apto. 2B - Estreito - CEP 88075-000, neste ato representado por Pedro Cobbett Stael Markun conforme anexo documento de mandato, portador do RG 5513644-3 SSP/SC e CPF 049.031.699-96;</text:p>
        </text:list-item>
      </text:list>
      <text:p text:style-name="First_20_paragraph">Também estiveram presentes os seguintes colaboradores, não Associados:</text:p>
      <text:list xml:id="list127466970" text:style-name="L3">
        <text:list-item>
          <text:p text:style-name="P16"><text:span text:style-name="T1">Liane</text:span><text:span text:style-name="T1"> </text:span><text:span text:style-name="T1">Gutmanis</text:span><text:span text:style-name="T1"> </text:span><text:span text:style-name="T1">de</text:span><text:span text:style-name="T1"> </text:span><text:span text:style-name="T1">Lira</text:span>, brasileira, solteira, advogada, maior, portadora da cédula de identidade no 29.001.930-8/SSP-SC e CPF no 223.348.058-90, residente e domiciliada na cidade de São Paulo-SP, à rua Joaquim Antunes, 577, apto. 142 - Pinheiros - CEP 05415-011</text:p>
        </text:list-item>
        <text:list-item>
          <text:p text:style-name="P16"><text:span text:style-name="T1">Guilherme</text:span><text:span text:style-name="T1"> </text:span><text:span text:style-name="T1">Temudo</text:span><text:span text:style-name="T1"> </text:span><text:span text:style-name="T1">Cianfarani</text:span>, brasileiro, solteiro, poeta, maior, portador da cédula de identidade no 188653338/SSP-SP e CPF 296.504.818-93, residente e domiciliado na cidade de Santo André - SP à Rua das Figueiras, 2894 - CEP 09080-301</text:p>
        </text:list-item>
        <text:list-item>
          <text:p text:style-name="P16"><text:span text:style-name="T1">Priscilla</text:span><text:span text:style-name="T1"> </text:span><text:span text:style-name="T1">Cavalieri</text:span><text:span text:style-name="T1"> </text:span><text:span text:style-name="T1">Oliveira</text:span>, brasileira, solteira, jornalista, maior, portadora da cédula de identidade no 43.760.705-7/SSP-SP e CPF no 368.976.258/84, residente e domiciliada na cidade de São Paulo/SP à rua Rua Professor Henrique Neves Lefevre, 645 - Jardim Petrópolis - CEP 04637-001</text:p>
        </text:list-item>
        <text:list-item>
          <text:p text:style-name="P16"><text:span text:style-name="T1">Bruno</text:span><text:span text:style-name="T1"> </text:span><text:span text:style-name="T1">Renatto</text:span><text:span text:style-name="T1"> </text:span><text:span text:style-name="T1">Sugobono</text:span><text:span text:style-name="T1"> </text:span><text:span text:style-name="T1">Neyra</text:span>, brasileiro, casado, hacker, maior, portador da cédula de identidade no 46.708.141-4/SSP-SP e CPF no 349.867.798-50, residente e domiciliado na cidade de Campinas-SP à rua Francisco Andreo Aledo, 255 - Casa 4 - CEP 13084-200</text:p>
        </text:list-item>
        <text:list-item>
          <text:p text:style-name="P16"><text:span text:style-name="T1">Júlio</text:span><text:span text:style-name="T1"> </text:span><text:span text:style-name="T1">Ricardo</text:span><text:span text:style-name="T1"> </text:span><text:span text:style-name="T1">Boaro</text:span><text:span text:style-name="T1"> </text:span><text:span text:style-name="T1">Costa</text:span>, brasileiro, solteiro, hacker, maior, portador da cédula de identidade no 29.088.603-X/SSP-SP e CPF no 176.952.228-01, residente e domiciliado na cidade de São Paulo/SP à Avenida Ipiranga, 200 - Bloco B Apartamento 2610 - República - CEP 01046-925</text:p>
        </text:list-item>
        <text:list-item>
          <text:p text:style-name="P16"><text:span text:style-name="T1">Tiago</text:span><text:span text:style-name="T1"> </text:span><text:span text:style-name="T1">Duarte</text:span><text:span text:style-name="T1"> </text:span><text:span text:style-name="T1">Cardieri</text:span>, brasileiro, solteiro, hacker, maior, portador da cédula de identidade no 43.929.554-30/SSP-SP e CPF no 230.107.558-30, residente e domiciliado na cidade de São Paulo/SP à Rua Wanderley, 637 - Perdizes - CEP 05011-001</text:p>
        </text:list-item>
      </text:list>
      <text:h text:style-name="Heading_20_3" text:outline-level="3">MESA</text:h>
      <text:p text:style-name="First_20_paragraph">Para presidir os trabalhos, compuseram a mesa o Associado, <text:span text:style-name="T1">Daniela</text:span><text:span text:style-name="T1"> </text:span><text:span text:style-name="T1">Bezerra</text:span><text:span text:style-name="T1"> </text:span><text:span text:style-name="T1">da</text:span><text:span text:style-name="T1"> </text:span><text:span text:style-name="T1">Silva</text:span>, acima qualificado e o Secretário <text:span text:style-name="T1">Pedro</text:span><text:span text:style-name="T1"> </text:span><text:span text:style-name="T1">Cobbett</text:span><text:span text:style-name="T1"> </text:span><text:span text:style-name="T1">Stael</text:span><text:span text:style-name="T1"> </text:span><text:span text:style-name="T1">Markun</text:span>, acima qualificado.</text:p>
      <text:h text:style-name="Heading_20_3" text:outline-level="3">DELIBERAÇÕES</text:h>
      <text:list xml:id="list1095025715" text:style-name="L4">
        <text:list-item>
          <text:p text:style-name="P17">Foram comunicadas as aprovações por unanimidade pelo Conselho Diretor dos pedidos de renúncia que lhe foram apresentados, por escrito, pelas Associadas Mariana Di Stella Piazzolla e Marcio Tadeu Lozano ;</text:p>
        </text:list-item>
        <text:list-item>
          <text:p text:style-name="P17">Procedeu-se à consolidação do Novo Quadro de Associados, que passou a ser composto, além dos atuais Associados, por todos os colaboradores presentes à Assembléia Geral Extraordinária, acima qualificados, que assinaram a lista de Associados que integra o <text:soft-page-break/>Anexo II desta Ata, na presente data, durante a Assembléia Geral Extraordinária do Laboratório de Cultura Digital, ou nos 15 dias a ela subsequente;</text:p>
        </text:list-item>
        <text:list-item>
          <text:p text:style-name="P17">Foi deliberada, por unanimidade, a destituição da atual Diretoria e do atual Conselho Fiscal;</text:p>
        </text:list-item>
        <text:list-item>
          <text:p text:style-name="P17">Foram eleitos, por unanimidade, os membros da Diretoria e do Conselho Fiscal. Abaixo, a lista dos Associados eleitos e dos respectivos cargos:</text:p>
        </text:list-item>
      </text:list>
      <text:p text:style-name="P11"/>
      <text:p text:style-name="P11">Diretor Presidente:</text:p>
      <text:p text:style-name="P5"/>
      <text:list xml:id="list436899728" text:style-name="L5">
        <text:list-item>
          <text:p text:style-name="P18"><text:span text:style-name="T1">Pedro</text:span><text:span text:style-name="T1"> </text:span><text:span text:style-name="T1">Cobbett</text:span><text:span text:style-name="T1"> </text:span><text:span text:style-name="T1">Stael</text:span><text:span text:style-name="T1"> </text:span><text:span text:style-name="T1">Markun</text:span>, brasileiro, solteiro, hacker, maior, portador da cédula de identidade no 5.513.644-3/SSP-SC e CPF no 049.031.699-95, residente e domiciliado na cidade de São Paulo - SP à Av. São Luis, 268 - Republica - CEP 01046-000;</text:p>
        </text:list-item>
      </text:list>
      <text:p text:style-name="P11"/>
      <text:p text:style-name="P11">Diretores sem designação específica:</text:p>
      <text:p text:style-name="P5"/>
      <text:list xml:id="list1202196538" text:style-name="L6">
        <text:list-item>
          <text:p text:style-name="P19"><text:span text:style-name="T1">Daniela</text:span><text:span text:style-name="T1"> </text:span><text:span text:style-name="T1">Bezerra</text:span><text:span text:style-name="T1"> </text:span><text:span text:style-name="T1">da</text:span><text:span text:style-name="T1"> </text:span><text:span text:style-name="T1">Silva</text:span>, brasileira, solteira, jornalista, maior, portadora da cédula de identidade no 35.912.238-3/SSP-SP e CPF no 358.180.908-76, residente e domiciliada na cidade de São Paulo-SP, à rua São Florêncio, 1345 - Penha - CEP 03733-020;</text:p>
        </text:list-item>
        <text:list-item>
          <text:p text:style-name="P19"><text:span text:style-name="T1">Liane</text:span><text:span text:style-name="T1"> </text:span><text:span text:style-name="T1">Gutmanis</text:span><text:span text:style-name="T1"> </text:span><text:span text:style-name="T1">de</text:span><text:span text:style-name="T1"> </text:span><text:span text:style-name="T1">Lira</text:span>, brasileira, solteira, advogada, maior, portadora da cédula de identidade no 29.001.930-8/SSP-SC e CPF no 223.348.058-90, residente e domiciliada na cidade de São Paulo-SP, à rua Joaquim Antunes, 577, apto. 142 - Pinheiros - CEP 05415-011;</text:p>
        </text:list-item>
        <text:list-item>
          <text:p text:style-name="P19"><text:span text:style-name="T1">Priscilla</text:span><text:span text:style-name="T1"> </text:span><text:span text:style-name="T1">Cavalieri</text:span><text:span text:style-name="T1"> </text:span><text:span text:style-name="T1">Oliveira</text:span>, brasileira, solteira, jornalista, maior, portadora da cédula de identidade no 43.760.705-7/SSP-SP e CPF no 368.976.258/84, residente e domiciliada na cidade de São Paulo/SP à rua Rua Professor Henrique Neves Lefevre, 645 - Jardim Petrópolis - CEP 04637-001</text:p>
        </text:list-item>
        <text:list-item>
          <text:p text:style-name="P19"><text:span text:style-name="T1">Bruno</text:span><text:span text:style-name="T1"> </text:span><text:span text:style-name="T1">Renatto</text:span><text:span text:style-name="T1"> </text:span><text:span text:style-name="T1">Sugobono</text:span><text:span text:style-name="T1"> </text:span><text:span text:style-name="T1">Neyra</text:span>, brasileiro, casado, hacker, maior, portador da cédula de identidade no 46.708.141-4/SSP-SP e CPF no 349.867.798-50, residente e domiciliado na cidade de Campinas-SP à rua Francisco Andreo Aledo, 255 - Casa 4 - CEP 13084-200</text:p>
        </text:list-item>
        <text:list-item>
          <text:p text:style-name="P19"><text:span text:style-name="T1">Júlio</text:span><text:span text:style-name="T1"> </text:span><text:span text:style-name="T1">Ricardo</text:span><text:span text:style-name="T1"> </text:span><text:span text:style-name="T1">Boaro</text:span><text:span text:style-name="T1"> </text:span><text:span text:style-name="T1">Costa</text:span>, brasileiro, solteiro, hacker, maior, portador da cédula de identidade no 29.088.603-X/SSP-SP e CPF no 176.952.228-01, residente e domiciliado na cidade de São Paulo/SP à Avenida Ipiranga, 200 - Bloco B Apartamento 2610 - República - CEP 01046-925</text:p>
        </text:list-item>
      </text:list>
      <text:p text:style-name="P11"/>
      <text:p text:style-name="First_20_paragraph"><text:span text:style-name="T1">Conselho</text:span><text:span text:style-name="T1"> </text:span><text:span text:style-name="T1">Fiscal</text:span></text:p>
      <text:p text:style-name="P5">Titulares:</text:p>
      <text:p text:style-name="P5"/>
      <text:list xml:id="list2125864128" text:style-name="L7">
        <text:list-item>
          <text:p text:style-name="P20"><text:span text:style-name="T1">Tiago</text:span><text:span text:style-name="T1"> </text:span><text:span text:style-name="T1">Duarte</text:span><text:span text:style-name="T1"> </text:span><text:span text:style-name="T1">Cardieri</text:span>, brasileiro, solteiro, hacker, maior, portador da cédula de identidade no 43.929.554-30/SSP-SP e CPF no 230.107.558-30, residente e domiciliado na cidade de São Paulo/SP à Rua Wanderley, 637 - Perdizes - CEP 05011-001</text:p>
        </text:list-item>
        <text:list-item>
          <text:p text:style-name="P20"><text:span text:style-name="T1">Felipe</text:span><text:span text:style-name="T1"> </text:span><text:span text:style-name="T1">Meyer</text:span><text:span text:style-name="T1"> </text:span><text:span text:style-name="T1">de</text:span><text:span text:style-name="T1"> </text:span><text:span text:style-name="T1">Souza</text:span>, brasileiro, casado, professor, maior, portador da cédula de identidade no. 3.913.317/SSP-SC e CPF no. 004155149-40, residente e domiciliado na <text:soft-page-break/>cidade de Florianópolis-SC, à Rua Fulvio Aducci, 616, apto. 2B - Estreito - CEP 88075-000</text:p>
        </text:list-item>
        <text:list-item>
          <text:p text:style-name="P20"><text:span text:style-name="T1">Andre</text:span><text:span text:style-name="T1"> </text:span><text:span text:style-name="T1">Deak</text:span><text:span text:style-name="T1"> </text:span><text:span text:style-name="T1">Alonso</text:span>, brasileiro, casado, pós-jornalista, maior, portador da cédula de identidade no 28 873 241-8/SSP-SP e CPF 265 777 298 67, residente e domiciliado na cidade de Sao Paulo-SP, rua Haddock Lobo 180 ap 161 - Cerqueira Cesar CEP 01414-000;</text:p>
        </text:list-item>
      </text:list>
      <text:p text:style-name="P11"/>
      <text:p text:style-name="P11">Suplentes:</text:p>
      <text:p text:style-name="P5"/>
      <text:list xml:id="list1269558735" text:style-name="L8">
        <text:list-item>
          <text:p text:style-name="P21"><text:span text:style-name="T1">Guilherme</text:span><text:span text:style-name="T1"> </text:span><text:span text:style-name="T1">Temudo</text:span><text:span text:style-name="T1"> </text:span><text:span text:style-name="T1">Cianfarani</text:span>, brasileiro, solteiro, poeta, maior, portador da cédula de identidade no 188653338/SSP-SP e CPF 296.504.818-93, residente e domiciliado na cidade de Santo André - SP à Rua das Figueiras, 2894 - CEP 09080-301</text:p>
        </text:list-item>
        <text:list-item>
          <text:p text:style-name="P22"><text:span text:style-name="T1">Lia Rangel Cortes</text:span>, brasileira, casada, jornalista, portadora da cédula de identidade no 6342142-1/SSP-PR e CPF 266.918.208-94 residente e domiciliada na cidade de <text:span text:style-name="T2">Santos/SP à Av Epitácio Pessoa, 674 apto 33 - Ponta da Praia – CEP 11030-602;</text:span></text:p>
        </text:list-item>
        <text:list-item>
          <text:p text:style-name="P21"><text:span text:style-name="T1">Breno Gimenez de Castro Alves</text:span>, brasileiro, solteiro, jornalista, portador da cédula de identidade no 4355197-7 e CPF 004.155.149-95, residente e domiciliado na cidade de São Paulo/<text:span text:style-name="T2">SP</text:span> à rua Margarita Castorino Alves de Proença, no 219 - Butantã;</text:p>
        </text:list-item>
      </text:list>
      <text:p text:style-name="First_20_paragraph"/>
      <text:p text:style-name="First_20_paragraph"/>
      <text:p text:style-name="First_20_paragraph">Todos os Diretores e Conselheiros acima qualificados foram eleitos para completar o mandato de 3 (três) anos, ora em curso, com término previsto para o dia catorze de julho de 2014.</text:p>
      <text:h text:style-name="Heading_20_3" text:outline-level="3">Encerramento</text:h>
      <text:p text:style-name="First_20_paragraph">Nada mais havendo a deliberar, foi lavrada e lida esta ata que, achada conforme, foi assinada pelos presentes.</text:p>
      <text:p text:style-name="Text_20_body">São Paulo, 23 de Dezembro de 2012.</text:p>
      <text:p text:style-name="Text_20_body"/>
      <text:p text:style-name="Text_20_body"/>
      <text:p text:style-name="Text_20_body"/>
      <text:p text:style-name="P2">_______________________________________________</text:p>
      <text:p text:style-name="P2">Daniela Bezerra da Silva - Presidenta</text:p>
      <text:p text:style-name="Preformatted_20_Text"/>
      <text:p text:style-name="Preformatted_20_Text"/>
      <text:p text:style-name="Preformatted_20_Text"/>
      <text:p text:style-name="Preformatted_20_Text"/>
      <text:p text:style-name="P3">_______________________________________________</text:p>
      <text:p text:style-name="P4">Pedro Cobbett Stael Markun – Secretário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Rodrigo Tarchiani Savazoni</text:p>
          </table:table-cell>
          <table:table-cell table:style-name="Tabela1.B1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6">Pedro Cobbett Stael Markun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Daniela Bezerra da Silva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Andre Deak Alonso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Carlos Tabaosa Saragga Seabra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Lia Rangel Cortes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Leonardo Barbosa Germani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Liane Gutmanis de Lira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Guilherme Temudo Cianfarani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Priscilla Cavalieri Oliveira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Bruno Renatto Sugobono Neyra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Júlio Ricardo Boaro Costa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9">Tiago Duarte Cardieri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0">Breno Gimenez de Castro Alves</text:p>
          </table:table-cell>
          <table:table-cell table:style-name="Tabela1.B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="100%"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="100%" fo:margin-left="0.076cm" fo:margin-right="0.076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="100%" fo:margin-left="0.076cm" fo:margin-right="0.076cm" fo:margin-top="0cm" fo:margin-bottom="0cm" style:contextual-spacing="false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7T16:22:02</dc:date>
    <dc:creator>Pedro Markun</dc:creator>
    <meta:editing-duration>PT38S</meta:editing-duration>
    <meta:editing-cycles>7</meta:editing-cycles>
    <meta:generator>LibreOffice/3.6$Linux_X86_64 LibreOffice_project/360m1$Build-2</meta:generator>
    <meta:document-statistic meta:table-count="1" meta:image-count="0" meta:object-count="0" meta:page-count="5" meta:paragraph-count="73" meta:word-count="1498" meta:character-count="9850" meta:non-whitespace-character-count="8459"/>
  </office:meta>
</office:document-meta>
</file>